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7000000B93B710B741B3D48B1.png" manifest:media-type="image/png"/>
  <manifest:file-entry manifest:full-path="Pictures/10000201000001F4000000DC4DC0665DF7E3900F.png" manifest:media-type="image/png"/>
  <manifest:file-entry manifest:full-path="Pictures/100000000000009600000096E7BA07648A16565B.jpg" manifest:media-type="image/jpeg"/>
  <manifest:file-entry manifest:full-path="Pictures/10000201000003B7000000C8F8753251B3530087.png" manifest:media-type="image/png"/>
  <manifest:file-entry manifest:full-path="Pictures/100002010000023D00000096DA8761DA70DCAE61.png" manifest:media-type="image/png"/>
  <manifest:file-entry manifest:full-path="Pictures/10000000000000C8000000C82C4D7AFFE9CFC05B.png" manifest:media-type="image/png"/>
  <manifest:file-entry manifest:full-path="Pictures/10000000000001450000005095523D3B84AE37F5.png" manifest:media-type="image/png"/>
  <manifest:file-entry manifest:full-path="Pictures/1000020100000280000000899BBDB8BCC0F0F46D.png" manifest:media-type="image/png"/>
  <manifest:file-entry manifest:full-path="Pictures/10000201000005780000013005F9BC7CA3E761AB.png" manifest:media-type="image/png"/>
  <manifest:file-entry manifest:full-path="Pictures/1000020100000104000000C88575C5BC30F875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12cm" svg:height="1.337cm" svg:x="1.689cm" svg:y="8.88cm">
          <draw:image xlink:href="Pictures/100002010000023D00000096DA8761DA70DCAE61.png" xlink:type="simple" xlink:show="embed" xlink:actuate="onLoad">
            <text:p/>
          </draw:image>
        </draw:frame>
        <draw:frame draw:style-name="gr1" draw:text-style-name="P1" draw:layer="layout" svg:width="3.434cm" svg:height="0.845cm" svg:x="1.741cm" svg:y="4.256cm">
          <draw:image xlink:href="Pictures/10000000000001450000005095523D3B84AE37F5.png" xlink:type="simple" xlink:show="embed" xlink:actuate="onLoad">
            <text:p/>
          </draw:image>
        </draw:frame>
        <draw:frame draw:style-name="gr1" draw:text-style-name="P1" draw:layer="layout" svg:width="2.94cm" svg:height="2.94cm" svg:x="1.689cm" svg:y="5.372cm">
          <draw:image xlink:href="Pictures/10000000000000C8000000C82C4D7AFFE9CFC05B.png" xlink:type="simple" xlink:show="embed" xlink:actuate="onLoad">
            <text:p/>
          </draw:image>
        </draw:frame>
        <draw:frame draw:style-name="gr1" draw:text-style-name="P1" draw:layer="layout" svg:width="3.899cm" svg:height="2.998cm" svg:x="10.807cm" svg:y="5.772cm">
          <draw:image xlink:href="Pictures/1000020100000104000000C88575C5BC30F87591.png" xlink:type="simple" xlink:show="embed" xlink:actuate="onLoad">
            <text:p/>
          </draw:image>
        </draw:frame>
        <draw:frame draw:style-name="gr1" draw:text-style-name="P1" draw:layer="layout" svg:width="1.732cm" svg:height="1.732cm" svg:x="7.404cm" svg:y="8.893cm">
          <draw:image xlink:href="Pictures/100000000000009600000096E7BA07648A16565B.jpg" xlink:type="simple" xlink:show="embed" xlink:actuate="onLoad">
            <text:p/>
          </draw:image>
        </draw:frame>
        <draw:frame draw:style-name="gr1" draw:text-style-name="P1" draw:layer="layout" svg:width="3.251cm" svg:height="1.431cm" svg:x="11.007cm" svg:y="4.129cm">
          <draw:image xlink:href="Pictures/10000201000001F4000000DC4DC0665DF7E3900F.png" xlink:type="simple" xlink:show="embed" xlink:actuate="onLoad">
            <text:p/>
          </draw:image>
        </draw:frame>
        <draw:frame draw:style-name="gr1" draw:text-style-name="P1" draw:layer="layout" svg:width="5.334cm" svg:height="1.157cm" svg:x="5.599cm" svg:y="7.223cm">
          <draw:image xlink:href="Pictures/10000201000005780000013005F9BC7CA3E761AB.png" xlink:type="simple" xlink:show="embed" xlink:actuate="onLoad">
            <text:p/>
          </draw:image>
        </draw:frame>
        <draw:frame draw:style-name="gr1" draw:text-style-name="P1" draw:layer="layout" svg:width="5.145cm" svg:height="1.779cm" svg:x="5.599cm" svg:y="3.774cm">
          <draw:image xlink:href="Pictures/1000020100000217000000B93B710B741B3D48B1.png" xlink:type="simple" xlink:show="embed" xlink:actuate="onLoad">
            <text:p/>
          </draw:image>
        </draw:frame>
        <draw:frame draw:style-name="gr1" draw:text-style-name="P1" draw:layer="layout" svg:width="5.172cm" svg:height="1.107cm" svg:x="5.36cm" svg:y="5.735cm">
          <draw:image xlink:href="Pictures/1000020100000280000000899BBDB8BCC0F0F46D.png" xlink:type="simple" xlink:show="embed" xlink:actuate="onLoad">
            <text:p/>
          </draw:image>
        </draw:frame>
        <draw:frame draw:style-name="gr1" draw:text-style-name="P1" draw:layer="layout" svg:width="5.444cm" svg:height="1.143cm" svg:x="9.691cm" svg:y="9.026cm">
          <draw:image xlink:href="Pictures/10000201000003B7000000C8F8753251B35300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3:57:05.263324191</meta:creation-date>
    <dc:date>2019-07-29T01:21:37.893877437</dc:date>
    <meta:editing-duration>PT1M59S</meta:editing-duration>
    <meta:editing-cycles>1</meta:editing-cycles>
    <meta:generator>LibreOffice/5.1.6.2$Linux_X86_64 LibreOffice_project/10m0$Build-2</meta:generator>
    <meta:document-statistic meta:object-count="10"/>
  </office:meta>
</office:document-meta>
</file>